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786cm" table:align="center"/>
    </style:style>
    <style:style style:name="Table1.A" style:family="table-column">
      <style:table-column-properties style:column-width="7.401cm"/>
    </style:style>
    <style:style style:name="Table1.B" style:family="table-column">
      <style:table-column-properties style:column-width="0.728cm"/>
    </style:style>
    <style:style style:name="Table1.C" style:family="table-column">
      <style:table-column-properties style:column-width="0.73cm"/>
    </style:style>
    <style:style style:name="Table1.D" style:family="table-column">
      <style:table-column-properties style:column-width="1.462cm"/>
    </style:style>
    <style:style style:name="Table1.F" style:family="table-column">
      <style:table-column-properties style:column-width="0.73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text-properties fo:color="#800000" fo:font-size="15pt" fo:font-weight="normal" style:font-size-asian="15pt" style:font-weight-asian="normal" style:font-size-complex="15pt"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justify" style:justify-single-word="false"/>
      <style:text-properties fo:font-style="italic" style:text-underline-style="none"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paragraph-properties fo:text-align="justify" style:justify-single-word="false"/>
      <style:text-properties fo:font-style="normal" style:text-underline-style="none" style:font-style-asian="normal" style:font-style-complex="normal"/>
    </style:style>
    <style:style style:name="P8" style:family="paragraph" style:parent-style-name="Standard">
      <style:paragraph-properties fo:text-align="start" style:justify-single-word="false"/>
      <style:text-properties fo:font-style="normal" style:text-underline-style="none" style:font-style-asian="normal" style:font-style-complex="normal"/>
    </style:style>
    <style:style style:name="P9" style:family="paragraph" style:parent-style-name="Standard">
      <style:paragraph-properties fo:text-align="center" style:justify-single-word="false"/>
      <style:text-properties fo:font-style="normal" style:text-underline-style="none" style:font-style-asian="normal" style:font-style-complex="normal"/>
    </style:style>
    <style:style style:name="P10" style:family="paragraph" style:parent-style-name="Standard">
      <style:text-properties fo:font-style="normal" style:text-underline-style="solid" style:text-underline-width="auto" style:text-underline-color="font-color" style:font-style-asian="normal" style:font-style-complex="normal"/>
    </style:style>
    <style:style style:name="P11"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style:font-size-asian="10.5pt"/>
    </style:style>
    <style:style style:name="P15" style:family="paragraph" style:parent-style-name="Table_20_Contents">
      <style:paragraph-properties fo:text-align="start" style:justify-single-word="false" fo:background-color="#800000">
        <style:background-image/>
      </style:paragraph-properties>
    </style:style>
    <style:style style:name="P16" style:family="paragraph" style:parent-style-name="Table_20_Contents">
      <style:paragraph-properties fo:text-align="start" style:justify-single-word="false" fo:background-color="#800000">
        <style:background-image/>
      </style:paragraph-properties>
      <style:text-properties fo:color="#008000"/>
    </style:style>
    <style:style style:name="P17" style:family="paragraph" style:parent-style-name="Table_20_Contents">
      <style:paragraph-properties fo:text-align="start" style:justify-single-word="false" fo:background-color="#2323dc">
        <style:background-image/>
      </style:paragraph-properties>
      <style:text-properties fo:background-color="#000080"/>
    </style:style>
    <style:style style:name="P18" style:family="paragraph" style:parent-style-name="Table_20_Contents">
      <style:paragraph-properties fo:text-align="start" style:justify-single-word="false" fo:background-color="#008000">
        <style:background-image/>
      </style:paragraph-properties>
    </style:style>
    <style:style style:name="P19" style:family="paragraph" style:parent-style-name="Standard">
      <style:paragraph-properties fo:text-align="justify" style:justify-single-word="false"/>
      <style:text-properties fo:font-style="normal" style:text-underline-style="none" style:font-style-asian="normal" style:font-style-complex="normal"/>
    </style:style>
    <style:style style:name="P20" style:family="paragraph" style:parent-style-name="Standard" style:list-style-name="L1">
      <style:paragraph-properties fo:text-align="justify" style:justify-single-word="false"/>
      <style:text-properties fo:font-style="normal" style:text-underline-style="none"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background-color="#008000"/>
    </style:style>
    <style:style style:name="T5" style:family="text">
      <style:text-properties fo:color="#ffffff" fo:background-color="transparent"/>
    </style:style>
    <style:style style:name="T6" style:family="text">
      <style:text-properties fo:color="#ffffff" fo:background-color="#2323dc"/>
    </style:style>
    <style:style style:name="T7" style:family="text">
      <style:text-properties fo:color="#ffffff" fo:background-color="#8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2">Introduction</text:span></text:p>
      <text:p text:style-name="P3"/>
      <text:p text:style-name="P12"><text:span text:style-name="T2"><text:tab/></text:span><text:span text:style-name="T3">Après avoir démarré le projet et coder quelques instructions, nous nous sommes attachés au cours de cet incrément, à coder les commandes ‘da’ et ‘lp’ qui visent à charger un fichier ELF dans la mémoire du MIPS et à le désassembler.</text:span></text:p>
      <text:p text:style-name="P3"/>
      <text:p text:style-name="P3"><text:tab/><text:span text:style-name="T3">Ce rapport s'articulera autour du plan suivant :</text:span></text:p>
      <text:p text:style-name="P5"/>
      <text:p text:style-name="P5"><text:tab/><text:tab/>1. Répartition du travail</text:p>
      <text:p text:style-name="P5"><text:tab/><text:tab/>2. LP et DA</text:p>
      <text:p text:style-name="P5"><text:tab/><text:tab/>3. Ce qu'il reste à faire</text:p>
      <text:p text:style-name="P5"/>
      <text:p text:style-name="P5"/>
      <text:p text:style-name="P5"><text:tab/><text:span text:style-name="T1">Répartition du travail</text:span></text:p>
      <text:p text:style-name="P10"/>
      <text:p text:style-name="P7"><text:tab/>Afin de faciliter le partage d’information au sein de notre binôme nous avons utilisé git et son support internet github. Ceci nous a permis d’avoir toujours sur internet la version la plus avancée et aboutie de notre projet, et d’y avoir accès rapidement (une ligne dans le terminal).</text:p>
      <text:p text:style-name="P6"><text:tab/>Voici la répartition des tâches selon laquelle nous avons travaillé pour l’incrément 2 :</text:p>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13">Etapes</text:p>
          </table:table-cell>
          <table:table-cell table:style-name="Table1.A1" table:number-columns-spanned="2" office:value-type="string">
            <text:p text:style-name="P13"><text:s/>1 <text:s text:c="4"/>2 </text:p>
          </table:table-cell>
          <table:covered-table-cell/>
          <table:table-cell table:style-name="Table1.A1" office:value-type="string">
            <text:p text:style-name="P13">Tutorat</text:p>
          </table:table-cell>
          <table:table-cell table:style-name="Table1.E1" table:number-columns-spanned="2" office:value-type="string">
            <text:p text:style-name="P13"><text:s/>3 <text:s text:c="4"/>4</text:p>
          </table:table-cell>
          <table:covered-table-cell/>
        </table:table-row>
        <table:table-row>
          <table:table-cell table:style-name="Table1.A2" office:value-type="string">
            <text:p text:style-name="P13">Analyse du code fourni</text:p>
          </table:table-cell>
          <table:table-cell table:style-name="Table1.A2" office:value-type="string">
            <text:p text:style-name="P16"/>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3"/>
          </table:table-cell>
        </table:table-row>
        <table:table-row>
          <table:table-cell table:style-name="Table1.A2" office:value-type="string">
            <text:p text:style-name="P13">Ajout de LP et du mipsloader</text:p>
          </table:table-cell>
          <table:table-cell table:style-name="Table1.A2" office:value-type="string">
            <text:p text:style-name="P13"/>
          </table:table-cell>
          <table:table-cell table:style-name="Table1.A2" office:value-type="string">
            <text:p text:style-name="P17"/>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3"/>
          </table:table-cell>
        </table:table-row>
        <table:table-row>
          <table:table-cell table:style-name="Table1.A2" office:value-type="string">
            <text:p text:style-name="P13">Fonction getbits</text:p>
          </table:table-cell>
          <table:table-cell table:style-name="Table1.A2" office:value-type="string">
            <text:p text:style-name="P13"/>
          </table:table-cell>
          <table:table-cell table:style-name="Table1.A2" office:value-type="string">
            <text:p text:style-name="P18"/>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4"/>
          </table:table-cell>
        </table:table-row>
        <table:table-row>
          <table:table-cell table:style-name="Table1.A2" office:value-type="string">
            <text:p text:style-name="P13">Génération du dictionnaire de commandes</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5"/>
          </table:table-cell>
          <table:table-cell table:style-name="Table1.A2" office:value-type="string">
            <text:p text:style-name="P13"/>
          </table:table-cell>
          <table:table-cell table:style-name="Table1.F2" office:value-type="string">
            <text:p text:style-name="P13"/>
          </table:table-cell>
        </table:table-row>
        <table:table-row>
          <table:table-cell table:style-name="Table1.A2" office:value-type="string">
            <text:p text:style-name="P13">Lecture de l’instruction dans DA</text:p>
          </table:table-cell>
          <table:table-cell table:style-name="Table1.A2" office:value-type="string">
            <text:p text:style-name="P13"/>
          </table:table-cell>
          <table:table-cell table:style-name="Table1.A2" office:value-type="string">
            <text:p text:style-name="P17"/>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3"/>
          </table:table-cell>
        </table:table-row>
        <table:table-row>
          <table:table-cell table:style-name="Table1.A2" office:value-type="string">
            <text:p text:style-name="P13">Fonction cmdSearch</text:p>
          </table:table-cell>
          <table:table-cell table:style-name="Table1.A2" office:value-type="string">
            <text:p text:style-name="P13"/>
          </table:table-cell>
          <table:table-cell table:style-name="Table1.A2" office:value-type="string">
            <text:p text:style-name="P18"/>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3"/>
          </table:table-cell>
        </table:table-row>
        <table:table-row>
          <table:table-cell table:style-name="Table1.A2" office:value-type="string">
            <text:p text:style-name="P13">Affichage instruction DA</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8"/>
          </table:table-cell>
          <table:table-cell table:style-name="Table1.F2" office:value-type="string">
            <text:p text:style-name="P13"/>
          </table:table-cell>
        </table:table-row>
        <table:table-row>
          <table:table-cell table:style-name="Table1.A2" office:value-type="string">
            <text:p text:style-name="P13">Tests</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7"/>
          </table:table-cell>
          <table:table-cell table:style-name="Table1.F2" office:value-type="string">
            <text:p text:style-name="P13"/>
          </table:table-cell>
        </table:table-row>
        <table:table-row>
          <table:table-cell table:style-name="Table1.A2" office:value-type="string">
            <text:p text:style-name="P13">Rappor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5"/>
          </table:table-cell>
        </table:table-row>
      </table:table>
      <text:p text:style-name="P8"/>
      <text:p text:style-name="P9"><text:span text:style-name="T7"><text:s/>Travail fourni ensemble </text:span><text:span text:style-name="T5"><text:s text:c="9"/></text:span><text:span text:style-name="T6"><text:s/>Travail fourni par Benjamin </text:span><text:span text:style-name="T5"><text:s text:c="11"/></text:span><text:span text:style-name="T4"><text:s/>Travail fourni par Florian </text:span></text:p>
      <text:p text:style-name="P9"/>
      <text:p text:style-name="P9">Figure 1. Evolution temporelle du travail fourni</text:p>
      <text:p text:style-name="P9"/>
      <text:p text:style-name="P7"/>
      <text:p text:style-name="P7"><text:tab/><text:span text:style-name="T1">LP et DA</text:span></text:p>
      <text:p text:style-name="P11"/>
      <text:p text:style-name="P7"><text:tab/>En termes de code pur, vous trouverez ci-joint nos fichiers .c dans <text:span text:style-name="T2">src, </text:span>les .h dans le <text:span text:style-name="T2">include</text:span> et les tests dans le dossier <text:span text:style-name="T2">test</text:span>.</text:p>
      <text:p text:style-name="P7"/>
      <text:p text:style-name="P7"><text:tab/></text:p>
      <text:p text:style-name="P7"><text:soft-page-break/><text:tab/>La principale difficulté pour la fonction LP a été d’imbriquer la fonction mips-loader dans notre code en renommant nos structures préalablement créées dans l’incrément 1.</text:p>
      <text:p text:style-name="P7"/>
      <text:p text:style-name="P7"><text:tab/>A l’entrée de DA, si l’adresse passée en paramètre n’est pas multiple de 4 (par exemple, da 0x00000003:12), nous avons pris le parti de décaler l’adresse et de se ramener au début d’une instruction (dans l’exemple on se ramène à 0x00000000).</text:p>
      <text:p text:style-name="P7"/>
      <text:p text:style-name="P7"><text:tab/>Pour les commandes nous avons choisi de passer par des fichiers. A la lecture de la chaîne instruction binaire, on détecte grâce à l’opcode le type de commande (I, J ou R). Grâce au dictionnaire et à typeIJ.desc (ou typeR.desc selon le cas) on détecte la commande correspondante. Ensuite l’ouverture de cmd.desc (par exemple ADDI.desc) permet de déterminer le format de l’instruction et affiche les arguments en conséquence.</text:p>
      <text:p text:style-name="P7"/>
      <text:p text:style-name="P7"><text:tab/>Pour DA, nous avons utilisé deux fonctions annexes :</text:p>
      <text:list xml:id="list1462822861" text:style-name="L1">
        <text:list-item>
          <text:list>
            <text:list-item>
              <text:p text:style-name="P20">getbits : elle prend en paramètres un entier sur 32 bits, un bit start et un bit stop, elle sélectionne seulement la partie comprise entre start et stop et retourne donc un entier de taille stop-start bits.</text:p>
            </text:list-item>
          </text:list>
        </text:list-item>
      </text:list>
      <text:p text:style-name="P7">cmdSearch : elle prend en paramètres le type de la commande et son opcode si c’est un type I ou J (ou sa fonction si c’est un type R d’opcode nul), ouvre les flux du dictionnary et retourne l’instruction correspondante à l’opcode (ou fonction) passée en paramètre.</text:p>
      <text:p text:style-name="P7"/>
      <text:p text:style-name="P7">Pour faciliter l'utilisation, nous avons mis en place un rapide manuel d'utilisation des commandes donnant les formats attendus par le simulateur. On y accède en tapant la commande «man» dans le shell.</text:p>
      <text:p text:style-name="P7"/>
      <text:p text:style-name="P7"><text:tab/>Nous avons compléter le dossier <text:span text:style-name="T2">test</text:span> permettant de vérifier les réponses de notre programme dans différents cas.</text:p>
      <text:p text:style-name="P7"/>
      <text:p text:style-name="P7"><text:tab/><text:span text:style-name="T1">Ce qu'il reste à faire</text:span></text:p>
      <text:p text:style-name="P11"/>
      <text:p text:style-name="P7"><text:tab/>Dans l'étape 3 du projet, il s’agira principalement de créer le code correspondant à chaque instruction, de sorte à traiter vraiment le code assembleur et plus juste l’afficher à l’écran.</text:p>
      <text:p text:style-name="P7"><text:tab/>Il reste à gérer aussi le problème de la relocation mais ce sera fait dans l’incrément 4.</text:p>
      <text:p text:style-name="P7"/>
      <text:p text:style-name="P7"/>
      <text:p text:style-name="P7"><text:tab/></text:p>
      <text:p text:style-name="P7"><text:tab/><text:span text:style-name="T2">Conclusion</text:span></text:p>
      <text:p text:style-name="P4"/>
      <text:p text:style-name="P7"><text:span text:style-name="T2"><text:tab/></text:span>L’étape 2 était sans doute plus difficile que l’étape 1 puisqu’elle nécessitait de notre part une certaine imagination pour gérer la reconnaissance des commandes. Nous avons fait en sorte de trouver une méthode qui nous permette de rajouter des commandes aisément, sans devoir modifier tout notre code. Malgré deux ou trois problèmes mineurs dont nous vous avons fait part par mail, nous sommes plutôt satisfaits de cette étape, et on espère pouvoir commencer l’étape 3 sur une bonne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text-properties fo:color="#800000" fo:font-size="15pt" fo:font-weight="normal" style:font-size-asian="15pt" style:font-weight-asian="normal" style:font-size-complex="15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ULEON Benjamin <text:s text:c="104"/>2A-SICOM A</text:p>
        <text:p text:style-name="MP1">AYEL Florian</text:p>
        <text:p text:style-name="MP1"/>
        <text:p text:style-name="MP2">RAPPORT ETAPE 2</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21:31:19</meta:creation-date>
    <dc:date>2013-11-04T18:00:31</dc:date>
    <meta:editing-duration>PT1H48M21S</meta:editing-duration>
    <meta:editing-cycles>22</meta:editing-cycles>
    <meta:generator>LibreOffice/3.5$Linux_x86 LibreOffice_project/350m1$Build-2</meta:generator>
    <dc:creator>Ben_Jah </dc:creator>
    <meta:document-statistic meta:table-count="1" meta:image-count="0" meta:object-count="0" meta:page-count="2" meta:paragraph-count="44" meta:word-count="628" meta:character-count="3908" meta:non-whitespace-character-count="3158"/>
  </office:meta>
</office:document-meta>
</file>